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d60a4" officeooo:paragraph-rsid="001d60a4"/>
    </style:style>
    <style:style style:name="P2" style:family="paragraph" style:parent-style-name="Standard">
      <style:text-properties fo:language="en" fo:country="US" officeooo:rsid="001d60a4" officeooo:paragraph-rsid="0021846f"/>
    </style:style>
    <style:style style:name="P3" style:family="paragraph" style:parent-style-name="Standard">
      <style:text-properties fo:language="en" fo:country="US" officeooo:rsid="0020854d" officeooo:paragraph-rsid="0020854d"/>
    </style:style>
    <style:style style:name="P4" style:family="paragraph" style:parent-style-name="Standard">
      <style:text-properties fo:language="en" fo:country="US" officeooo:rsid="0020854d" officeooo:paragraph-rsid="0020fef0"/>
    </style:style>
    <style:style style:name="P5" style:family="paragraph" style:parent-style-name="Standard">
      <style:text-properties fo:language="en" fo:country="US" officeooo:rsid="0020854d" officeooo:paragraph-rsid="00245f4e"/>
    </style:style>
    <style:style style:name="P6" style:family="paragraph" style:parent-style-name="Standard">
      <style:text-properties fo:language="en" fo:country="US" officeooo:rsid="0020fef0" officeooo:paragraph-rsid="0020fef0"/>
    </style:style>
    <style:style style:name="P7" style:family="paragraph" style:parent-style-name="Standard">
      <style:text-properties fo:language="en" fo:country="US" officeooo:rsid="0021846f" officeooo:paragraph-rsid="0021846f"/>
    </style:style>
    <style:style style:name="P8" style:family="paragraph" style:parent-style-name="Standard">
      <style:text-properties fo:language="en" fo:country="US" officeooo:rsid="00245f4e" officeooo:paragraph-rsid="00245f4e"/>
    </style:style>
    <style:style style:name="P9" style:family="paragraph" style:parent-style-name="Standard">
      <style:text-properties fo:language="en" fo:country="US" officeooo:rsid="0024d973" officeooo:paragraph-rsid="0024d973"/>
    </style:style>
    <style:style style:name="P10" style:family="paragraph" style:parent-style-name="Standard">
      <style:text-properties fo:language="en" fo:country="US" officeooo:rsid="0025c834" officeooo:paragraph-rsid="0025c834"/>
    </style:style>
    <style:style style:name="T1" style:family="text">
      <style:text-properties officeooo:rsid="001eca3c"/>
    </style:style>
    <style:style style:name="T2" style:family="text">
      <style:text-properties officeooo:rsid="0020854d"/>
    </style:style>
    <style:style style:name="T3" style:family="text">
      <style:text-properties officeooo:rsid="0020fef0"/>
    </style:style>
    <style:style style:name="T4" style:family="text">
      <style:text-properties officeooo:rsid="0021846f"/>
    </style:style>
    <style:style style:name="T5" style:family="text">
      <style:text-properties officeooo:rsid="002246a1"/>
    </style:style>
    <style:style style:name="T6" style:family="text">
      <style:text-properties officeooo:rsid="002275f6"/>
    </style:style>
    <style:style style:name="T7" style:family="text">
      <style:text-properties officeooo:rsid="00245f4e"/>
    </style:style>
    <style:style style:name="T8" style:family="text">
      <style:text-properties officeooo:rsid="0024d973"/>
    </style:style>
    <style:style style:name="T9" style:family="text">
      <style:text-properties officeooo:rsid="0025c8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ущности:</text:p>
      <text:p text:style-name="P1"><text:tab/>Person</text:p>
      <text:p text:style-name="P1"><text:tab/>Band</text:p>
      <text:p text:style-name="P1"><text:tab/>Member</text:p>
      <text:p text:style-name="P1"/>
      <text:p text:style-name="P1">user:</text:p>
      <text:p text:style-name="P1"><text:tab/>id</text:p>
      <text:p text:style-name="P1"><text:tab/><text:span text:style-name="T8">auth_</text:span>type <text:s/>// - <text:s/>создан нами, одноклассниками или контактом</text:p>
      <text:p text:style-name="P1"><text:tab/>id_external <text:s/>// для данных, созданных, например, oauth</text:p>
      <text:p text:style-name="P1"><text:tab/>login // - <text:span text:style-name="T1">login</text:span></text:p>
      <text:p text:style-name="P1"><text:tab/><text:span text:style-name="T2">character_id</text:span> // <text:span text:style-name="T1">name of the character</text:span></text:p>
      <text:p text:style-name="P1"><text:tab/>password</text:p>
      <text:p text:style-name="P1"><text:tab/><text:span text:style-name="T8">access_level</text:span></text:p>
      <text:p text:style-name="P1"/>
      <text:p text:style-name="P9">user_tests:</text:p>
      <text:p text:style-name="P9"><text:tab/>user_id</text:p>
      <text:p text:style-name="P9"><text:tab/>test_id</text:p>
      <text:p text:style-name="P1"/>
      <text:p text:style-name="P2"><text:span text:style-name="T4">ability:</text:span></text:p>
      <text:p text:style-name="P2"><text:tab/><text:span text:style-name="T4">id</text:span></text:p>
      <text:p text:style-name="P2"><text:tab/><text:span text:style-name="T4">name</text:span></text:p>
      <text:p text:style-name="P2"><text:tab/><text:span text:style-name="T4">img</text:span></text:p>
      <text:p text:style-name="P2"><text:tab/><text:span text:style-name="T4">description</text:span></text:p>
      <text:p text:style-name="P2"><text:tab/><text:span text:style-name="T4">script </text:span></text:p>
      <text:p text:style-name="P2"><text:tab/><text:span text:style-name="T4">for_class</text:span></text:p>
      <text:p text:style-name="P2"><text:tab/><text:span text:style-name="T4">min_exp_to_use</text:span></text:p>
      <text:p text:style-name="P10"><text:tab/>cooldown</text:p>
      <text:p text:style-name="P10"><text:tab/>for_battle?</text:p>
      <text:p text:style-name="P10"><text:tab/>passive?</text:p>
      <text:p text:style-name="P10"/>
      <text:p text:style-name="P5">character_<text:span text:style-name="T7">ability</text:span>:</text:p>
      <text:p text:style-name="P5"><text:tab/>char_id</text:p>
      <text:p text:style-name="P5"><text:tab/><text:span text:style-name="T7">ability_id</text:span></text:p>
      <text:p text:style-name="P5"><text:tab/><text:span text:style-name="T7">powerlevel</text:span></text:p>
      <text:p text:style-name="P10"><text:tab/>last_use</text:p>
      <text:p text:style-name="P2"><text:tab/></text:p>
      <text:p text:style-name="P3">character:</text:p>
      <text:p text:style-name="P3"><text:tab/>id</text:p>
      <text:p text:style-name="P3"><text:tab/>name</text:p>
      <text:p text:style-name="P3"><text:tab/><text:span text:style-name="T4">img // можно будет выбрать из набора</text:span></text:p>
      <text:p text:style-name="P3"><text:tab/>exp</text:p>
      <text:p text:style-name="P3"><text:tab/><text:span text:style-name="T4">health</text:span></text:p>
      <text:p text:style-name="P3"><text:tab/><text:span text:style-name="T9">max_health</text:span></text:p>
      <text:p text:style-name="P3"><text:tab/><text:span text:style-name="T5">defence // - крутость</text:span></text:p>
      <text:p text:style-name="P3"><text:tab/><text:span text:style-name="T5">attack <text:s text:c="2"/>// - техника</text:span></text:p>
      <text:p text:style-name="P3"><text:tab/><text:span text:style-name="T5">rhythm // - Для автоатаки</text:span></text:p>
      <text:p text:style-name="P3"><text:tab/>roses</text:p>
      <text:p text:style-name="P3"><text:tab/>d_roses</text:p>
      <text:p text:style-name="P3"><text:tab/><text:span text:style-name="T9">in_adventure_since</text:span></text:p>
      <text:p text:style-name="P3"/>
      <text:p text:style-name="P3">character_item:</text:p>
      <text:p text:style-name="P3"><text:tab/>char_id</text:p>
      <text:p text:style-name="P3"><text:soft-page-break/><text:tab/>item_id</text:p>
      <text:p text:style-name="P3"><text:tab/>count</text:p>
      <text:p text:style-name="P3"><text:tab/>slot // - место в инвентаре</text:p>
      <text:p text:style-name="P3"/>
      <text:p text:style-name="P3">item:</text:p>
      <text:p text:style-name="P3"><text:tab/>id</text:p>
      <text:p text:style-name="P3"><text:tab/>cost<text:tab/></text:p>
      <text:p text:style-name="P3"><text:tab/>type_id // guitar, bottle, gold-bottle</text:p>
      <text:p text:style-name="P3"><text:tab/>name</text:p>
      <text:p text:style-name="P3"/>
      <text:p text:style-name="P3">item_type:</text:p>
      <text:p text:style-name="P3"><text:tab/>id</text:p>
      <text:p text:style-name="P3"><text:tab/>parent_id</text:p>
      <text:p text:style-name="P3"><text:tab/>image_url</text:p>
      <text:p text:style-name="P3"/>
      <text:p text:style-name="P9">event:</text:p>
      <text:p text:style-name="P9"><text:tab/>id</text:p>
      <text:p text:style-name="P9"><text:tab/>name</text:p>
      <text:p text:style-name="P9"><text:tab/>description</text:p>
      <text:p text:style-name="P9"><text:tab/>reward_id</text:p>
      <text:p text:style-name="P3"/>
      <text:p text:style-name="P6">RESOUR<text:span text:style-name="T6">C</text:span>ES:</text:p>
      <text:p text:style-name="P6"><text:tab/>resour<text:span text:style-name="T6">c</text:span>e:</text:p>
      <text:p text:style-name="P6"><text:tab/><text:tab/>id</text:p>
      <text:p text:style-name="P6"><text:tab/><text:tab/>type // аудио, img</text:p>
      <text:p text:style-name="P6"><text:tab/><text:tab/>URL</text:p>
      <text:p text:style-name="P6"/>
      <text:p text:style-name="P3">THEORY:</text:p>
      <text:p text:style-name="P3"><text:tab/><text:span text:style-name="T3">course:</text:span></text:p>
      <text:p text:style-name="P3"><text:tab/><text:tab/><text:span text:style-name="T3">id</text:span></text:p>
      <text:p text:style-name="P3"><text:tab/><text:tab/><text:span text:style-name="T3">title</text:span></text:p>
      <text:p text:style-name="P3"><text:tab/><text:tab/></text:p>
      <text:p text:style-name="P3"><text:tab/>article:</text:p>
      <text:p text:style-name="P3"><text:tab/><text:tab/><text:span text:style-name="T3">id</text:span></text:p>
      <text:p text:style-name="P3"><text:tab/><text:tab/><text:span text:style-name="T3">title</text:span></text:p>
      <text:p text:style-name="P3"><text:tab/><text:tab/><text:span text:style-name="T3">subtitle</text:span></text:p>
      <text:p text:style-name="P3"><text:tab/><text:tab/><text:span text:style-name="T3">course_id</text:span></text:p>
      <text:p text:style-name="P4"><text:tab/><text:tab/>text // изображ<text:span text:style-name="T3">ения</text:span>— <text:span text:style-name="T3">метасимволы в тексте, ссылки на ресурсы</text:span></text:p>
      <text:p text:style-name="P7"><text:tab/><text:tab/>test_id</text:p>
      <text:p text:style-name="P4"><text:tab/><text:tab/></text:p>
      <text:p text:style-name="P4"><text:tab/><text:span text:style-name="T4">test:</text:span></text:p>
      <text:p text:style-name="P4"><text:tab/><text:tab/><text:span text:style-name="T4">id</text:span></text:p>
      <text:p text:style-name="P4"><text:tab/><text:tab/><text:span text:style-name="T4">title</text:span></text:p>
      <text:p text:style-name="P8"><text:tab/><text:tab/>q1...q6</text:p>
      <text:p text:style-name="P4"><text:tab/><text:tab/><text:span text:style-name="T4">reward_id</text:span></text:p>
      <text:p text:style-name="P4"/>
      <text:p text:style-name="P4"><text:tab/><text:span text:style-name="T4">question:</text:span></text:p>
      <text:p text:style-name="P7"><text:tab/><text:tab/>id</text:p>
      <text:p text:style-name="P4"><text:tab/><text:tab/><text:span text:style-name="T4">text</text:span></text:p>
      <text:p text:style-name="P4"><text:tab/><text:tab/><text:span text:style-name="T4">answer</text:span></text:p>
      <text:p text:style-name="P4"><text:tab/><text:tab/><text:span text:style-name="T4">variant1</text:span></text:p>
      <text:p text:style-name="P4"><text:tab/><text:tab/><text:span text:style-name="T4">variant2</text:span></text:p>
      <text:p text:style-name="P4"><text:soft-page-break/><text:tab/><text:tab/><text:span text:style-name="T4">variant3</text:span></text:p>
      <text:p text:style-name="P4"/>
      <text:p text:style-name="P4"><text:tab/><text:span text:style-name="T4">reward:</text:span></text:p>
      <text:p text:style-name="P4"><text:tab/><text:tab/><text:span text:style-name="T4">id</text:span></text:p>
      <text:p text:style-name="P4"><text:tab/><text:tab/><text:span text:style-name="T4">script</text:span></text:p>
      <text:p text:style-name="P4"/>
      <text:p text:style-name="P7">reward script example:</text:p>
      <text:p text:style-name="P7"><text:tab/>exp + [100;200]</text:p>
      <text:p text:style-name="P7"><text:tab/>abilit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ртём P3102 Ощепков</meta:initial-creator>
    <meta:creation-date>2017-04-08T16:32:44.338223345</meta:creation-date>
    <meta:generator>LibreOffice/4.2.8.2$Linux_X86_64 LibreOffice_project/420m0$Build-2</meta:generator>
    <dc:date>2017-11-29T14:40:09.680057514</dc:date>
    <meta:editing-duration>PT1H23M11S</meta:editing-duration>
    <meta:editing-cycles>7</meta:editing-cycles>
    <meta:document-statistic meta:table-count="0" meta:image-count="0" meta:object-count="0" meta:page-count="3" meta:paragraph-count="100" meta:word-count="158" meta:character-count="1133" meta:non-whitespace-character-count="952"/>
  </office:meta>
</office:document-meta>
</file>